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="0cm" fo:border-left="none" fo:border-right="none" fo:border-top="0.035cm solid #000000" fo:border-bottom="none" style:shadow="none"/>
      <style:text-properties style:font-name="FreeSans1" fo:font-size="9pt" style:font-size-asian="9pt" style:font-size-complex="9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padding="0cm" fo:border="none" style:shadow="none" style:join-border="false"/>
    </style:style>
    <style:style style:name="P8" style:family="paragraph" style:parent-style-name="Standard" style:master-page-name="">
      <style:paragraph-properties fo:text-align="center" style:justify-single-word="false" style:page-number="auto" fo:background-color="#e6e6ff" fo:padding="0cm" fo:border="none" style:shadow="none" style:join-border="false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2">
      <style:paragraph-properties fo:text-align="start" style:justify-single-word="false"/>
    </style:style>
    <style:style style:name="P13" style:family="paragraph" style:parent-style-name="Standard" style:list-style-name="L3">
      <style:paragraph-properties fo:text-align="start" style:justify-single-word="false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P15" style:family="paragraph" style:parent-style-name="Standard" style:list-style-name="L5">
      <style:paragraph-properties fo:text-align="start" style:justify-single-word="false"/>
    </style:style>
    <style:style style:name="P16" style:family="paragraph" style:parent-style-name="Standard" style:list-style-name="L8">
      <style:paragraph-properties fo:text-align="start" style:justify-single-word="false"/>
    </style:style>
    <style:style style:name="P17" style:family="paragraph" style:parent-style-name="Standard" style:list-style-name="L9">
      <style:paragraph-properties fo:text-align="start" style:justify-single-word="false"/>
    </style:style>
    <style:style style:name="P18" style:family="paragraph" style:parent-style-name="Standard" style:list-style-name="L6">
      <style:paragraph-properties fo:text-align="start" style:justify-single-word="false"/>
      <style:text-properties fo:background-color="transparent"/>
    </style:style>
    <style:style style:name="P19" style:family="paragraph" style:parent-style-name="Standard" style:list-style-name="L7">
      <style:paragraph-properties fo:text-align="start" style:justify-single-word="false"/>
      <style:text-properties fo:background-color="transparent"/>
    </style:style>
    <style:style style:name="P20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text-properties fo:font-weight="normal" style:font-weight-asian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Standard" style:list-style-name="L21"/>
    <style:style style:name="P24" style:family="paragraph" style:parent-style-name="Standard" style:list-style-name="L21">
      <style:text-properties fo:font-style="italic" style:font-style-asian="italic" style:font-style-complex="italic"/>
    </style:style>
    <style:style style:name="P25" style:family="paragraph" style:parent-style-name="Text_20_body" style:list-style-name="L10"/>
    <style:style style:name="P26" style:family="paragraph" style:parent-style-name="Text_20_body" style:list-style-name="L12"/>
    <style:style style:name="P27" style:family="paragraph" style:parent-style-name="Text_20_body" style:list-style-name="L12">
      <style:text-properties fo:font-style="normal" style:font-style-asian="normal" style:font-style-complex="normal"/>
    </style:style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4">
      <style:text-properties fo:font-weight="normal" style:font-weight-asian="normal" style:font-weight-complex="normal"/>
    </style:style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 style:shadow="none"/>
    </style:style>
    <style:style style:name="P39" style:family="paragraph" style:parent-style-name="Heading_20_1" style:master-page-name="">
      <style:paragraph-properties style:page-number="auto" fo:break-before="auto" fo:break-after="auto"/>
    </style:style>
    <style:style style:name="P40" style:family="paragraph" style:parent-style-name="Heading_20_2">
      <style:paragraph-properties fo:text-align="start" style:justify-single-word="false"/>
    </style:style>
    <style:style style:name="P41" style:family="paragraph" style:parent-style-name="Heading_20_2">
      <style:paragraph-properties fo:text-align="start" style:justify-single-word="false"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so aplicaciones libres - Ejercicios</text:p>
      <text:p text:style-name="P7"/>
      <text:p text:style-name="P7"/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3" text:style-name="Contents_20_3">
            <text:index-entry-tab-stop style:type="left" style:position="0cm" style:leader-char=" "/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1.ENTORNO DE ESCRITORIO KDE4<text:tab/></text:p>
          <text:p text:style-name="P10">1.1.Introducción al Escritorio<text:tab/></text:p>
          <text:p text:style-name="P10">1.2.Instalador de paquetes: KPackageKit<text:tab/></text:p>
          <text:p text:style-name="P10">1.3.Explorador de archivos: Dolphin<text:tab/></text:p>
          <text:p text:style-name="P9">2.Internet<text:tab/></text:p>
          <text:p text:style-name="P10">2.1.Navegador: Firefox<text:tab/></text:p>
          <text:p text:style-name="P10">2.2.Aplicación de correo electrónico: Thunderbird<text:tab/></text:p>
          <text:p text:style-name="P9">3.Ofimática<text:tab/></text:p>
          <text:p text:style-name="P10">3.1.Procesador de textos: Openoffice Writer<text:tab/></text:p>
          <text:p text:style-name="P10">3.2.Hoja de cálculo: Openoffice Calc<text:tab/></text:p>
          <text:p text:style-name="P10">3.3.Presentaciones: Openoffice Impress<text:tab/></text:p>
          <text:p text:style-name="P10">3.4.Visor de pdf: okular<text:tab/></text:p>
          <text:p text:style-name="P10">3.5.Editor básico de pdf: servicemenu-pdf para dolphin<text:tab/></text:p>
          <text:p text:style-name="P9">4.Multimedia<text:tab/></text:p>
          <text:p text:style-name="P10">4.1.Capturador de pantalla: ksnapshot<text:tab/></text:p>
          <text:p text:style-name="P10">4.2.Editor de imágenes bitmap: gimp<text:tab/></text:p>
          <text:p text:style-name="P10">4.3.Grabador de CDs/DVDs: k3b<text:tab/></text:p>
          <text:p text:style-name="P10">4.4.Reproductor de audio: amarok<text:tab/></text:p>
          <text:p text:style-name="P9">5.Otros<text:tab/></text:p>
          <text:p text:style-name="P10">5.1.Terminal<text:tab/></text:p>
        </text:index-body>
      </text:table-of-content>
      <text:p text:style-name="P7"/>
      <text:p text:style-name="P7"/>
      <text:p text:style-name="Standard"/>
      <text:h text:style-name="Heading_20_1" text:outline-level="1">ENTORNO DE ESCRITORIO KDE4</text:h>
      <text:h text:style-name="Heading_20_2" text:outline-level="2">Introducción al Escritorio</text:h>
      <text:p text:style-name="P4">Fondo Escritorio</text:p>
      <text:list xml:id="list1916897223" text:style-name="L1">
        <text:list-item>
          <text:p text:style-name="P11">Cambia el fondo del escritorio a color verde</text:p>
        </text:list-item>
        <text:list-item>
          <text:p text:style-name="P11">Cambia el fondo del escritorio a una imagen que selecciones mediante el botón de “Obtener nuevos fondos de escritorio”</text:p>
        </text:list-item>
      </text:list>
      <text:p text:style-name="P4">Escritorios múltiples</text:p>
      <text:list xml:id="list446429504" text:style-name="L2">
        <text:list-item>
          <text:p text:style-name="P12">Comprueba la existencia de más de un escritorio abriendo un programa en uno de ellos, y viendo que no aparece en los demás.</text:p>
        </text:list-item>
        <text:list-item>
          <text:p text:style-name="P12">Mueve el programa al segundo escritorio.</text:p>
        </text:list-item>
        <text:list-item>
          <text:p text:style-name="P12">Haz que el programa aparezca en todos los escritorios.</text:p>
        </text:list-item>
        <text:list-item>
          <text:p text:style-name="P12">Haz que haya 6 escritorios.</text:p>
        </text:list-item>
        <text:list-item>
          <text:p text:style-name="P12">Cambia el nombre de alguno de los escritorios.</text:p>
        </text:list-item>
        <text:list-item>
          <text:p text:style-name="P12">Haz que se pueda personalizar cada escritorio de forma independiente: En el botón de mandos de plasma, selecciona “Alejar”. Elije la opción “Configurar Plasma” y elije “Actividad distinta en cada escritorio.” Vuelve a acercarte a uno de los escritorios.</text:p>
        </text:list-item>
      </text:list>
      <text:p text:style-name="P4">Escritorio de plasma y elementos gráficos</text:p>
      <text:list xml:id="list1642399564" text:style-name="L3">
        <text:list-item>
          <text:p text:style-name="P13">Añade al escritorio un elemento gráfico que muestre el espacio disponible en las particiones del disco duro.</text:p>
        </text:list-item>
        <text:list-item>
          <text:p text:style-name="P13">Añade al escritorio un elemento gráfico que sea una “Vista de carpeta”.</text:p>
        </text:list-item>
        <text:list-item>
          <text:p text:style-name="P13">Configura la vista de carpeta para que muestre la carpeta “Documentos”.</text:p>
        </text:list-item>
        <text:list-item>
          <text:p text:style-name="P13">Añade al escritorio un elemento gráfico que sea un icono de “Acceso rápido” a una carpeta.</text:p>
        </text:list-item>
      </text:list>
      <text:p text:style-name="P4">Paneles</text:p>
      <text:list xml:id="list1878372087" text:style-name="L4">
        <text:list-item>
          <text:p text:style-name="P14">Edita el panel del escritorio. Dale una longitud menor que la de la pantalla completa, y céntralo.</text:p>
        </text:list-item>
        <text:list-item>
          <text:p text:style-name="P14">Añade un botón para mostrar escritorio.</text:p>
        </text:list-item>
        <text:list-item>
          <text:p text:style-name="P14">Abre el menú y arrastra un icono de un programa al panel, de modo que tengas un acceso directo a dicho programa.</text:p>
        </text:list-item>
        <text:list-item>
          <text:p text:style-name="P14">Edita el “Gestor de tareas” del panel para que sólo se muestren las tareas del escritorio actual.</text:p>
        </text:list-item>
      </text:list>
      <text:p text:style-name="P4">Menús</text:p>
      <text:list xml:id="list1564138908" text:style-name="L5">
        <text:list-item>
          <text:p text:style-name="P15">Echa un vistazo a los menús y submenús de programas que aparecen en las zonas “Favoritos” y “Aplicaciones”, y abre una cualquiera.</text:p>
        </text:list-item>
        <text:list-item>
          <text:p text:style-name="P15">Navegando por los menús de “Aplicaciones”, selecciona una aplicación y déjala como favorita, comprobando que aparece en dicha zona.</text:p>
        </text:list-item>
        <text:list-item>
          <text:p text:style-name="P15">Selecciona otra y pásala al panel. Lánzala desde el panel mediante un click SIMPLE (no doble).</text:p>
        </text:list-item>
        <text:list-item>
          <text:p text:style-name="P15"><text:soft-page-break/>Comprueba la zona de aplicaciones y documentos recientes.</text:p>
        </text:list-item>
        <text:list-item>
          <text:p text:style-name="P15">Comprende las distintas opciones mostradas en la opción del menú “Abandonar”.</text:p>
        </text:list-item>
      </text:list>
      <text:p text:style-name="P6"/>
      <text:p text:style-name="P4">Configuración</text:p>
      <text:list xml:id="list2126837804" text:style-name="L6">
        <text:list-item>
          <text:p text:style-name="P18">Mira las opciones que aparecen en Equipo&gt;Preferencias del Sistema</text:p>
        </text:list-item>
        <text:list-item>
          <text:p text:style-name="P18">Selecciona “Región e idioma” e instala algún otro idioma ej. euskera</text:p>
        </text:list-item>
        <text:list-item>
          <text:p text:style-name="P18">Mediante Escritorio&gt;Desktop Effects &gt; Todos los efectos activa la opción “Desktop cube”, y compruébalo mirando la combinación de teclas.</text:p>
        </text:list-item>
        <text:list-item>
          <text:p text:style-name="P18">En Escritorio&gt;Salvapantallas probar algunos, ej. “Particle Fountain (GL)” y “Solar Winds (GL)”.</text:p>
        </text:list-item>
        <text:list-item>
          <text:p text:style-name="P18">Mediante Aplicaciones&gt;Sistema&gt;Gestión de usuarios dar de alta un nuevo usuario con su contraseña, sin marcar el grupo “admin”, y comprobarlo saliendo de la sesión actual y entrando en una nueva con el usuario recién creado. Al no estar en admin no podrá ej. instalar nada.</text:p>
        </text:list-item>
      </text:list>
      <text:p text:style-name="P5">Tipos de letras</text:p>
      <text:list xml:id="list236582180" text:style-name="L7">
        <text:list-item>
          <text:p text:style-name="P19">En Equipo&gt;Preferencias del sistema entra en la aplicación para visualizar e instalar tipos de letra.</text:p>
        </text:list-item>
      </text:list>
      <text:h text:style-name="P41" text:outline-level="2">Explorador de archivos: Dolphin</text:h>
      <text:list xml:id="list482440777" text:style-name="L8">
        <text:list-item>
          <text:p text:style-name="P20"><text:span text:style-name="T6">Modos de vista</text:span>: abre el explorador de archivos Dolphin y navega por las carpetas de usuario probando los distintos modos de vista (iconos, detalles, columnas) y los criterios de ordenar.</text:p>
        </text:list-item>
        <text:list-item>
          <text:p text:style-name="P20"><text:span text:style-name="T6">Archivos ocultos</text:span>: en la carpeta Home muestra los archivos ocultos, y déjalos de nuevo no visibles.</text:p>
        </text:list-item>
        <text:list-item>
          <text:p text:style-name="P16"><text:span text:style-name="T6">Creación de carpetas y ficheros básicos</text:span><text:span text:style-name="T1">:<text:line-break/>-En el directorio Home crea las carpetas llamadas </text:span><text:span text:style-name="T3">kurtso1 kurtso2</text:span><text:span text:style-name="T1">. Para ello, ponte en una zona blanca y emplea el menú del botón derecho del ratón.<text:line-break/>-En el directorio Home crea los ficheros de texto llamados </text:span><text:span text:style-name="T3">a.txt b.txt</text:span><text:span text:style-name="T1">. Para ello, ponte en una zona blanca y emplea el menú del botón derecho del ratón.<text:line-break/>-Después de crear los anteriores, ábrelos mediante un click SIMPLE (no doble).</text:span></text:p>
        </text:list-item>
        <text:list-item>
          <text:p text:style-name="P16"><text:span text:style-name="T6">Selección de ficheros</text:span><text:span text:style-name="T1">:<text:line-break/>-Con la la tecla Ctrl pulsada selecciona con el ratón un fichero o carpeta; después con la la tecla Shift pulsada selecciona con el ratón otro fichero o carpeta que no está junto al primero, y comprueba cómo quedan seleccionados todos los ficheros entre el primero y el segundo. <text:s/><text:line-break/>-Manteniendo pulsada la tecla Ctrl, vete haciendo click sobre distintos ficheros y carpetas y comprueba cómo quedan seleccionados.</text:span></text:p>
        </text:list-item>
        <text:list-item>
          <text:p text:style-name="P16"><text:span text:style-name="T6">Borrado de carpetas y ficheros</text:span><text:span text:style-name="T1">:<text:line-break/>-Dentro de la carpeta Home selecciona la carpeta </text:span><text:span text:style-name="T3">kurtso2 </text:span><text:span text:style-name="T1">y el fichero </text:span><text:span text:style-name="T3">b.txt </text:span><text:span text:style-name="T1">y después bórralos pulsando la tecla Supr.<text:line-break/>-Vete a la papelera de reciclaje y comprueba cómo están. Recupera el fichero </text:span><text:span text:style-name="T3">b.txt.</text:span><text:span text:style-name="T1"><text:line-break/>-Dentro de la carpeta Home selecciona el fichero </text:span><text:span text:style-name="T3">b.txt </text:span><text:span text:style-name="T1">y manteniendo pulsada la tecla Shift pulsa la tecla Supr. Comprueba cómo se ha borrado del todo (no está en la papelera de reciclaje).</text:span></text:p>
        </text:list-item>
        <text:list-item>
          <text:p text:style-name="P16"><text:span text:style-name="T6">Renombrar</text:span><text:span text:style-name="T1">:<text:line-break/>Renombra la carpeta </text:span><text:span text:style-name="T3">kurtso2</text:span><text:span text:style-name="T1"> a </text:span><text:span text:style-name="T3">curso2</text:span><text:span text:style-name="T1">, colocándote encima de su icono y, bien mediante el menú del botón derecho del ratón, o bien pulsando F2.</text:span></text:p>
        </text:list-item>
        <text:list-item>
          <text:p text:style-name="P16"><text:span text:style-name="T6">Copiar, Mover, Accesos directos</text:span><text:span text:style-name="T1">:<text:line-break/>-Divide la ventana de la carpeta Home, dejando en la zona de la izquierda la carpeta Home y en la de la derecha la carpeta /tmp.<text:line-break/>-Pulsa Ctrol+L para comprobar cómo cambia el método para introducir la localización en la barra de direcciones.</text:span></text:p>
          <text:p text:style-name="P16"><text:span text:style-name="T1">-Con la ventana dividida, selecciona en la zona izquierda alguna de las carpetas o ficheros creados, y arrastra su icono al directorio </text:span><text:span text:style-name="T3">/tmp</text:span><text:span text:style-name="T1"> que está en la zona derecha, comprobando las tres posibilidades: copiar, mover y crear acceso directo.<text:line-break/>-Arrastra el icono de una carpeta al panel y comprueba cómo se pueden crear bien una vista de la carpeta, o un icono de enlace directo de modo que al hacer click sobre el mismo abre la carpeta.<text:line-break/></text:span><text:soft-page-break/><text:span text:style-name="T1">-Repite lo anterior arrastrando el icono al escritorio.<text:line-break/>-Arrastra el icono de un fichero al panel o al escritorio, y comprueba cómo se ha creado un acceso directo al mismo: al hacer click sobre el mismo abre el fichero.<text:line-break/>-Repite lo anterior arrastrando el icono al escritorio.</text:span></text:p>
        </text:list-item>
        <text:list-item>
          <text:p text:style-name="P16"><text:span text:style-name="T6">Buscar ficheros</text:span><text:span text:style-name="T1">: con Herramientas&gt;Buscar archivo busca un fichero o carpeta.</text:span></text:p>
        </text:list-item>
        <text:list-item>
          <text:p text:style-name="P22"><text:span text:style-name="T6">Pendrives y CDs</text:span>: Introduce un pendrive o un CD y mira cómo aparece en dolphin.</text:p>
        </text:list-item>
      </text:list>
      <text:h text:style-name="P40" text:outline-level="2">Instalador de paquetes: KPackageKit</text:h>
      <text:list xml:id="list1482827407" text:style-name="L9">
        <text:list-item>
          <text:p text:style-name="P17">Abre la aplicación kPackageKit mediante la opción de menú Aplicaciones &gt; Sistema &gt; Gestión de Software</text:p>
        </text:list-item>
        <text:list-item>
          <text:p text:style-name="P17">Desde la opción “Gestión de software” buscar el paquete <text:span text:style-name="T2">neverball</text:span> correspondiente a un juego, instalarlo y jugar (Aplicaciones &gt; Juegos). Pistas de nombres de paquetes para otros juegos:<text:line-break/>-Arcade: <text:span text:style-name="T2">vectoroids, chromium, alien-arena, supertux</text:span><text:line-break/>-Carreras y Coches: <text:span text:style-name="T2">extremetuxracer, slune, trigger</text:span> , <text:span text:style-name="T2">torc</text:span><text:line-break/>-Otros: <text:span text:style-name="T2">neverball, billar-gl, dreamchess</text:span></text:p>
        </text:list-item>
        <text:list-item>
          <text:p text:style-name="P17">Instalar el paquete <text:span text:style-name="T2">kdegames</text:span> y comprobar que ha instalado más de 1 juego de una sola vez (ej. sudoku, , mahjongg,...)</text:p>
        </text:list-item>
        <text:list-item>
          <text:p text:style-name="P17">Desinstalar el paquete <text:span text:style-name="T2">kmahjongg</text:span> correspondiente a un juego instalado.</text:p>
        </text:list-item>
        <text:list-item>
          <text:p text:style-name="P17">Instalar dos paquetes de una vez: <text:span text:style-name="T2">firefox-3.5, kubuntu-restricted-extras</text:span></text:p>
        </text:list-item>
        <text:list-item>
          <text:p text:style-name="P17">Probar a hacer alguna búsqueda por términos en inglés que estén en el nombre o en la descripción de los paquetes.</text:p>
        </text:list-item>
        <text:list-item>
          <text:p text:style-name="P17">Desde la opción “Actualizaciones de software” buscar los paquetes actualizables y actualizarlos.</text:p>
        </text:list-item>
      </text:list>
      <text:p text:style-name="P6"/>
      <text:h text:style-name="P37" text:outline-level="1">Internet</text:h>
      <text:h text:style-name="Heading_20_2" text:outline-level="2">Navegador: Firefox</text:h>
      <text:list xml:id="list1384950854" text:style-name="L10">
        <text:list-item>
          <text:p text:style-name="P25"><text:span text:style-name="T1">Accede a tu cuenta de correo web (ej. de la universidad en </text:span>http://www.ehu.es/correow)</text:p>
        </text:list-item>
        <text:list-item>
          <text:p text:style-name="P25">Familiarízate con el sistema de navegación mediante pestañas.</text:p>
        </text:list-item>
        <text:list-item>
          <text:p text:style-name="P25">Cierra una pestaña y recupérala. Con dos o más pestañas abiertas cierra bruscamente el firefox, y comprueba cómo se pueden recuperar todas las pestañas que estaban abiertas.</text:p>
        </text:list-item>
        <text:list-item>
          <text:p text:style-name="P25">Emplea los buscadores de arriba a la derecha.</text:p>
        </text:list-item>
        <text:list-item>
          <text:p text:style-name="P25">Instala una extensión o plugin, ej. delicious</text:p>
        </text:list-item>
        <text:list-item>
          <text:p text:style-name="P25">Limpiar la navegación reciente (Tools&gt;Clear recent history)</text:p>
        </text:list-item>
        <text:list-item>
          <text:p text:style-name="P25">Entrar a una página con feeds RSS ej. www.nytimes.com y comprobar el icono de RSS en la barra de direcciones </text:p>
        </text:list-item>
        <text:list-item>
          <text:p text:style-name="P25">Busca la extensión “EHU Mail notifier” en Google Code e instálala.</text:p>
        </text:list-item>
      </text:list>
      <text:h text:style-name="Heading_20_2" text:outline-level="2">Aplicación de correo electrónico: Thunderbird y Kontact</text:h>
      <text:list xml:id="list118515570" text:style-name="L11">
        <text:list-item>
          <text:p text:style-name="P21">Configura una cuenta de correo (IMAP o POP, y SMTP)</text:p>
        </text:list-item>
        <text:list-item>
          <text:p text:style-name="P21">Comprueba que puedes recibir y enviar correos</text:p>
        </text:list-item>
        <text:list-item>
          <text:p text:style-name="P21">Familiarízate con otras opciones del programa</text:p>
        </text:list-item>
        <text:list-item>
          <text:p text:style-name="P21">Abre el programa Kontact y comprueba las herramients que ofrece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38" text:outline-level="1">Ofimática</text:h>
      <text:h text:style-name="Heading_20_2" text:outline-level="2">Procesador de textos: Openoffice Writer</text:h>
      <text:list xml:id="list610717553" text:style-name="L12">
        <text:list-item>
          <text:p text:style-name="P26">Abre un documento existente .doc y conviértelo a .odt</text:p>
        </text:list-item>
        <text:list-item>
          <text:p text:style-name="P26">Genera un fichero pdf a partir del anterior</text:p>
        </text:list-item>
        <text:list-item>
          <text:p text:style-name="P26">Crea un nuevo documento de texto sencillo sobre geografía en el que incluyas una portada, y algunas páginas que tengan títulos con tres niveles: el primero hará referencias a continentes, el segundo a países, el tercero a ciudades; usar estilos de tipo <text:span text:style-name="T2">Encabezado1</text:span>, <text:span text:style-name="T2">Encabezado2</text:span> y <text:span text:style-name="T2">Encabezado3.</text:span></text:p>
        </text:list-item>
        <text:list-item>
          <text:p text:style-name="P27">Inserta una tabla y una imagen en alguna página.</text:p>
        </text:list-item>
        <text:list-item>
          <text:p text:style-name="P26">En el documento anterior, mediante la opción Herramientas&gt;Numeración de capítulos, haz que los títulos lleven automáticamente las numeraciones siguientes:<text:line-break/> Nivel 1: 1., 2., 3., etc.<text:line-break/> Nivel 2: 1.a., 1.b., 1.c., etc.<text:line-break/> Nivel 3: 1.a.i), 1.a.ii), 1.a.iii), 1.a.iv), etc.</text:p>
        </text:list-item>
        <text:list-item>
          <text:p text:style-name="P26">En el documento anterior, pon en todas sus páginas a excepción de la portada:<text:line-break/>-Un encabezado con un texto en letra pequeña y una línea horizontal que cubra todo el ancho.<text:line-break/>-Un pie de página que indique el número de la página actual.</text:p>
          <text:p text:style-name="P26">(Tip: Estilo de página: primera página).</text:p>
        </text:list-item>
        <text:list-item>
          <text:p text:style-name="P26">En el documento inserta una segunda página y pon en la misma una tabla de contenido que incluya los títulos y los números de página actualizables automáticamente.</text:p>
        </text:list-item>
        <text:list-item>
          <text:p text:style-name="P26">Mediante el icono “navegador” (estrella azul) mueve algún título hacia abajo o hacia arriba, y actualiza la tabla de contenido comprobando cómo está correcta la numeración de las páginas.</text:p>
        </text:list-item>
      </text:list>
      <text:h text:style-name="Heading_20_2" text:outline-level="2">Hoja de cálculo: Openoffice Calc</text:h>
      <text:list xml:id="list2126143702" text:style-name="L13">
        <text:list-item>
          <text:p text:style-name="P28">Crea una hoja de cálculo en la que se calculen automáticamente (con fórmulas) las potencias de la forma 1<text:span text:style-name="T5">1</text:span>,2<text:span text:style-name="T5">2</text:span>,... hasta 10<text:span text:style-name="T5">10</text:span>.</text:p>
        </text:list-item>
        <text:list-item>
          <text:p text:style-name="P28">Crea una hoja de cálculo con una primera fila con dos columnas que indiquen en negrilla <text:span text:style-name="T2">persona</text:span> y <text:span text:style-name="T2">edad</text:span>. Completar 5 o más filas con datos, de modo que algunas personas tengan la edad de 25.</text:p>
        </text:list-item>
        <text:list-item>
          <text:p text:style-name="P28">Introducir una nueva fila abajo del todo donde la segunda columna sea la suma de las edades. Para ello, hacer click en el símbolo Sumatoria.</text:p>
        </text:list-item>
        <text:list-item>
          <text:p text:style-name="P28">Introducir una nueva columna al principio con el título <text:span text:style-name="T2">N</text:span>, y en la casilla A2 dejar el valor 1. Arrastrar esta casilla por su esquina inferior derecha, hacia abajo hasta llegar a la última fila.<text:line-break/>Debajo de la columna con la suma de las edades, escribe la fórmula que obtenga la media de edades.</text:p>
        </text:list-item>
        <text:list-item>
          <text:p text:style-name="P28"><text:soft-page-break/>Seleccionar todas las casillas con datos y hacer un filtro con la opción Datos&gt;Filtro&gt;Filtro automático. Comprobar el filtro, de modo que se vea qué personas tienen 25 años.</text:p>
        </text:list-item>
      </text:list>
      <text:h text:style-name="Heading_20_2" text:outline-level="2">Presentaciones: Openoffice Impress</text:h>
      <text:list xml:id="list48347160" text:style-name="L14">
        <text:list-item>
          <text:p text:style-name="P29">Crea una presentación vacía sin ningún fondo, que tenga tres páginas: la primera con un título, y la segunda y la tercera con los puntos a tratar y alguna imagen.</text:p>
        </text:list-item>
        <text:list-item>
          <text:p text:style-name="P29"><text:span text:style-name="T1">Instala una extensión con nuevas plantillas. Para ello:<text:line-break/>-Ir a Herramientas&gt;Administrador de extensiones&gt;Obtener más extensiones.<text:line-break/>-En la página web abierta, seleccionar la etiqueta </text:span><text:span text:style-name="T3">presentations</text:span><text:span text:style-name="T1"> y seleccionar “Modern Impress templates”. Descargar el fichero disponible.<text:line-break/>-Agregar el fichero descargado.</text:span></text:p>
        </text:list-item>
        <text:list-item>
          <text:p text:style-name="P30">Mediante la plantilla de la presentación, en la opción Ver&gt;Fondo&gt;Patrón de diapositivas, modifica algún elemento común a todas las páginas, ej. un logotipo que aparezca en todas ellas.</text:p>
        </text:list-item>
        <text:list-item>
          <text:p text:style-name="P30">Introduce algún efecto de transición entre las diapositivas.</text:p>
        </text:list-item>
        <text:list-item>
          <text:p text:style-name="P30">Exporta la presentación a formato pdf.</text:p>
        </text:list-item>
      </text:list>
      <text:h text:style-name="Heading_20_2" text:outline-level="2">Visor de pdf: okular</text:h>
      <text:list xml:id="list451924277" text:style-name="L15">
        <text:list-item>
          <text:p text:style-name="P31">Lanza la aplicación okular y abre algún fichero pdf para visualizarlo.</text:p>
        </text:list-item>
        <text:list-item>
          <text:p text:style-name="P31">Cambia entre las opciones de Contenido y Miniaturas en el menú izquierdo.</text:p>
        </text:list-item>
        <text:list-item>
          <text:p text:style-name="P31">Selecciona un texto y cópialo a otro programa, ej. a Openoffice.</text:p>
        </text:list-item>
        <text:list-item>
          <text:p text:style-name="P31">Añade un marcador en alguna página y comprueba cómo aparece en el menú izquierdo en la opción Marcadores.</text:p>
        </text:list-item>
        <text:list-item>
          <text:p text:style-name="P31">Añade una marca de elipse en una página, y haciendo doble click sobre la misma indica una anotación. Comprueba cómo aparece en el menú izquierdo en la opción Revisiones.</text:p>
        </text:list-item>
      </text:list>
      <text:h text:style-name="Heading_20_2" text:outline-level="2">Editor básico de pdf: servicemenu-pdf para dolphin</text:h>
      <text:list xml:id="list361829494" text:style-name="L16">
        <text:list-item>
          <text:p text:style-name="P32">Mediante dolphin, abre una carpeta en la que haya un fichero pdf con varias páginas, y haz click con el botón derecho, viendo las opciones del menú Acciones.</text:p>
        </text:list-item>
        <text:list-item>
          <text:p text:style-name="P32">Con el menú PDFtk extrae la página 3 a un fichero llamado 3.pdf y la página 4 a otro fichero llamado 4.pdf.</text:p>
        </text:list-item>
        <text:list-item>
          <text:p text:style-name="P32">Haciendo click con el botón derecho sobre el fichero 4.pdf genera un nuevo fichero 4y3.pdf formado por las páginas 3 y 4 del pdf original.</text:p>
        </text:list-item>
        <text:list-item>
          <text:p text:style-name="P32">Añade a un documento que tengas en pdf la licencia de Creative Commons a partir de otro documento .pdf.</text:p>
        </text:list-item>
      </text:list>
      <text:h text:style-name="Heading_20_1" text:outline-level="1">Multimedia</text:h>
      <text:h text:style-name="Heading_20_2" text:outline-level="2">Capturador de pantalla: ksnapshot</text:h>
      <text:list xml:id="list797756417" text:style-name="L17">
        <text:list-item>
          <text:p text:style-name="P33">Abre la aplicación con Aplicaciones &gt; Gráficos &gt; Capturador de pantalla y captura la pantalla completa, abriéndola con un visor de imágenes que esté disponible.</text:p>
        </text:list-item>
        <text:list-item>
          <text:p text:style-name="P33">Capura una ventana, pásala al portapapeles y pégala en una presentación de Openoffice Impress.</text:p>
        </text:list-item>
        <text:list-item>
          <text:p text:style-name="P33">Captura una zona de una ventana, y guárdala como un fichero de nombre <text:span text:style-name="T2">imagen.png</text:span> </text:p>
        </text:list-item>
      </text:list>
      <text:h text:style-name="Heading_20_2" text:outline-level="2">Editor de imágenes bitmap: gimp</text:h>
      <text:list xml:id="list1050712124" text:style-name="L18">
        <text:list-item>
          <text:p text:style-name="P34">Abre un fichero con una imagen y recórtalo.</text:p>
        </text:list-item>
        <text:list-item>
          <text:p text:style-name="P34">Difumina alguna zona del mismo</text:p>
        </text:list-item>
        <text:list-item>
          <text:p text:style-name="P34">Gíralo</text:p>
        </text:list-item>
      </text:list>
      <text:h text:style-name="Heading_20_2" text:outline-level="2">Grabador de CDs/DVDs: k3b</text:h>
      <text:list xml:id="list1814424351" text:style-name="L19">
        <text:list-item>
          <text:p text:style-name="P35">Abre k3b y comprueba los tipos de proyecto siguientes: CD o DVD de datos, CD de audio, CD o DVD de video.</text:p>
        </text:list-item>
        <text:list-item>
          <text:p text:style-name="P35">Comprueba las opciones de copiar CD o DVD</text:p>
        </text:list-item>
        <text:list-item>
          <text:p text:style-name="P35">Comprueba las opciones de borrar CD o formatear DVD</text:p>
        </text:list-item>
        <text:list-item>
          <text:p text:style-name="P35">Comprueba la opción de extraer audio de un CD</text:p>
        </text:list-item>
      </text:list>
      <text:h text:style-name="Heading_20_2" text:outline-level="2">Reproductor de audio: amarok</text:h>
      <text:list xml:id="list744676045" text:style-name="L20">
        <text:list-item>
          <text:p text:style-name="P36">Dentro de la carpeta Home deja algunos ficheros de audio (mp3, wav, ogg,...) en una carpeta llamada <text:span text:style-name="T2">Música</text:span><text:span text:style-name="T4">. Lanza amarok y abre uno de los ficheros</text:span></text:p>
        </text:list-item>
        <text:list-item>
          <text:p text:style-name="P36">Mediante Preferencias&gt;Configurar Amarok&gt;Colección indica la carpeta con los ficheros de audio. Después, seleccionando “Colección” en el menú izquierdo, comprueba cómo van sonando todos los ficheros de la carpeta.</text:p>
        </text:list-item>
        <text:list-item>
          <text:p text:style-name="P36">Con la opción “Internet” del menú izquierdo escucha alguna emisora de Internet.</text:p>
        </text:list-item>
      </text:list>
      <text:p text:style-name="Text_20_body"/>
      <text:p text:style-name="Text_20_body"/>
      <text:p text:style-name="Text_20_body"/>
      <text:h text:style-name="P39" text:outline-level="1">Otros</text:h>
      <text:h text:style-name="Heading_20_2" text:outline-level="2">Terminal</text:h>
      <text:list xml:id="list151334848" text:style-name="L21">
        <text:list-item>
          <text:p text:style-name="P23">Mediante Ctrl-Alt-F1 o ... o Ctrl-Alt-F6 vete a una consola o terminal (“pantalla negra”), y vuelve al entorno gráfico con Ctrl-Alt-F7</text:p>
        </text:list-item>
        <text:list-item>
          <text:p text:style-name="P23">Abre una terminal en una ventana, mediante Aplicaciones&gt;Sistema&gt;Terminal</text:p>
        </text:list-item>
        <text:list-item>
          <text:p text:style-name="P23">Abre una terminal en una ventana, tecleando Alt-F2 y escribiendo <text:span text:style-name="T2">konsole</text:span></text:p>
        </text:list-item>
        <text:list-item>
          <text:p text:style-name="P24"><text:soft-page-break/>Instala el paquete “yakuake” y ejecútalo un vez desde una terminal normal. Comprueba que desde ese momento, al pulsar F12 sale una ventana de terminal de la parte superior de la pantal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FreeSans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page-number="auto"/>
      <style:text-properties style:font-name="FreeSan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35cm solid #000000" fo:border-bottom="none" style:shadow="none"/>
      <style:text-properties style:font-name="FreeSans1"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aplicaciones libres - Ejercicios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6T11:09:40</meta:creation-date>
    <dc:date>2010-01-25T22:49:41</dc:date>
    <meta:editing-duration>PT15H35M26S</meta:editing-duration>
    <meta:editing-cycles>64</meta:editing-cycles>
    <meta:generator>OpenOffice.org/3.1$Unix OpenOffice.org_project/310m19$Build-9420</meta:generator>
    <meta:document-statistic meta:table-count="0" meta:image-count="0" meta:object-count="0" meta:page-count="10" meta:paragraph-count="150" meta:word-count="2395" meta:character-count="14351"/>
    <meta:user-defined meta:name="Información 1"/>
    <meta:user-defined meta:name="Información 2"/>
    <meta:user-defined meta:name="Información 3"/>
    <meta:user-defined meta:name="Información 4"/>
  </office:meta>
</office:document-meta>
</file>